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350623117590401</text:p>
          </table:table-cell>
          <table:table-cell office:value-type="string" calcext:value-type="string">
            <text:p>2025-03-20 21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535976" calcext:value-type="float">
            <text:p>109.53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23117590401</text:p>
          </table:table-cell>
          <table:table-cell office:value-type="string" calcext:value-type="string">
            <text:p>2024-03-27 18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798104" calcext:value-type="float">
            <text:p>109.79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23117590401</text:p>
          </table:table-cell>
          <table:table-cell office:value-type="string" calcext:value-type="string">
            <text:p>2023-03-16 20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02192" calcext:value-type="float">
            <text:p>110.50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23117590401</text:p>
          </table:table-cell>
          <table:table-cell office:value-type="string" calcext:value-type="string">
            <text:p>2022-03-15 20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861856" calcext:value-type="float">
            <text:p>110.86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23117590401</text:p>
          </table:table-cell>
          <table:table-cell office:value-type="string" calcext:value-type="string">
            <text:p>2021-03-19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0234" calcext:value-type="float">
            <text:p>111.02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23117590401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407448" calcext:value-type="float">
            <text:p>111.40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23117590401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026448" calcext:value-type="float">
            <text:p>111.02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23117590401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300768" calcext:value-type="float">
            <text:p>111.30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23117590401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154464" calcext:value-type="float">
            <text:p>111.15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23117590401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35464" calcext:value-type="float">
            <text:p>111.53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23117590401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406936" calcext:value-type="float">
            <text:p>113.40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23117590401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971328" calcext:value-type="float">
            <text:p>111.97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23117590401</text:p>
          </table:table-cell>
          <table:table-cell office:value-type="string" calcext:value-type="string">
            <text:p>201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255048" calcext:value-type="float">
            <text:p>111.25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23117590401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89564" calcext:value-type="float">
            <text:p>109.89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23117590401</text:p>
          </table:table-cell>
          <table:table-cell office:value-type="string" calcext:value-type="string">
            <text:p>201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120424" calcext:value-type="float">
            <text:p>113.12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23117590401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18016" calcext:value-type="float">
            <text:p>110.61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23117590401</text:p>
          </table:table-cell>
          <table:table-cell office:value-type="string" calcext:value-type="string">
            <text:p>201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471456" calcext:value-type="float">
            <text:p>111.47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23117590401</text:p>
          </table:table-cell>
          <table:table-cell office:value-type="string" calcext:value-type="string">
            <text:p>201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392208" calcext:value-type="float">
            <text:p>111.39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23117590401</text:p>
          </table:table-cell>
          <table:table-cell office:value-type="string" calcext:value-type="string">
            <text:p>201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861088" calcext:value-type="float">
            <text:p>113.86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23117590401</text:p>
          </table:table-cell>
          <table:table-cell office:value-type="string" calcext:value-type="string">
            <text:p>201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18928" calcext:value-type="float">
            <text:p>111.81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23117590401</text:p>
          </table:table-cell>
          <table:table-cell office:value-type="string" calcext:value-type="string">
            <text:p>200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684304" calcext:value-type="float">
            <text:p>113.68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23117590401</text:p>
          </table:table-cell>
          <table:table-cell office:value-type="string" calcext:value-type="string">
            <text:p>200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383064" calcext:value-type="float">
            <text:p>111.38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23117590401</text:p>
          </table:table-cell>
          <table:table-cell office:value-type="string" calcext:value-type="string">
            <text:p>200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956088" calcext:value-type="float">
            <text:p>111.95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23117590401</text:p>
          </table:table-cell>
          <table:table-cell office:value-type="string" calcext:value-type="string">
            <text:p>200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871256" calcext:value-type="float">
            <text:p>109.87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23117590401</text:p>
          </table:table-cell>
          <table:table-cell office:value-type="string" calcext:value-type="string">
            <text:p>200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84816" calcext:value-type="float">
            <text:p>111.68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23117590401</text:p>
          </table:table-cell>
          <table:table-cell office:value-type="string" calcext:value-type="string">
            <text:p>200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925864" calcext:value-type="float">
            <text:p>110.92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23117590401</text:p>
          </table:table-cell>
          <table:table-cell office:value-type="string" calcext:value-type="string">
            <text:p>200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337344" calcext:value-type="float">
            <text:p>111.33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23117590401</text:p>
          </table:table-cell>
          <table:table-cell office:value-type="string" calcext:value-type="string">
            <text:p>200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359192" calcext:value-type="float">
            <text:p>109.35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23117590401</text:p>
          </table:table-cell>
          <table:table-cell office:value-type="string" calcext:value-type="string">
            <text:p>200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309912" calcext:value-type="float">
            <text:p>111.30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23117590401</text:p>
          </table:table-cell>
          <table:table-cell office:value-type="string" calcext:value-type="string">
            <text:p>200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993432" calcext:value-type="float">
            <text:p>108.99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23117590401</text:p>
          </table:table-cell>
          <table:table-cell office:value-type="string" calcext:value-type="string">
            <text:p>200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355632" calcext:value-type="float">
            <text:p>111.35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23117590401</text:p>
          </table:table-cell>
          <table:table-cell office:value-type="string" calcext:value-type="string">
            <text:p>200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182152" calcext:value-type="float">
            <text:p>110.18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23117590401</text:p>
          </table:table-cell>
          <table:table-cell office:value-type="string" calcext:value-type="string">
            <text:p>200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8812" calcext:value-type="float">
            <text:p>110.68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23117590401</text:p>
          </table:table-cell>
          <table:table-cell office:value-type="string" calcext:value-type="string">
            <text:p>200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496608" calcext:value-type="float">
            <text:p>108.49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23117590401</text:p>
          </table:table-cell>
          <table:table-cell office:value-type="string" calcext:value-type="string">
            <text:p>200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32672" calcext:value-type="float">
            <text:p>110.53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23117590401</text:p>
          </table:table-cell>
          <table:table-cell office:value-type="string" calcext:value-type="string">
            <text:p>200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094272" calcext:value-type="float">
            <text:p>108.09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23117590401</text:p>
          </table:table-cell>
          <table:table-cell office:value-type="string" calcext:value-type="string">
            <text:p>200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206536" calcext:value-type="float">
            <text:p>110.20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23117590401</text:p>
          </table:table-cell>
          <table:table-cell office:value-type="string" calcext:value-type="string">
            <text:p>200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902248" calcext:value-type="float">
            <text:p>107.90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23117590401</text:p>
          </table:table-cell>
          <table:table-cell office:value-type="string" calcext:value-type="string">
            <text:p>200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490256" calcext:value-type="float">
            <text:p>109.49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23117590401</text:p>
          </table:table-cell>
          <table:table-cell office:value-type="string" calcext:value-type="string">
            <text:p>200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057952" calcext:value-type="float">
            <text:p>107.05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23117590401</text:p>
          </table:table-cell>
          <table:table-cell office:value-type="string" calcext:value-type="string">
            <text:p>199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926632" calcext:value-type="float">
            <text:p>107.92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23117590401</text:p>
          </table:table-cell>
          <table:table-cell office:value-type="string" calcext:value-type="string">
            <text:p>199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17708" calcext:value-type="float">
            <text:p>106.17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23117590401</text:p>
          </table:table-cell>
          <table:table-cell office:value-type="string" calcext:value-type="string">
            <text:p>199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68264" calcext:value-type="float">
            <text:p>107.26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23117590401</text:p>
          </table:table-cell>
          <table:table-cell office:value-type="string" calcext:value-type="string">
            <text:p>199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71988" calcext:value-type="float">
            <text:p>105.71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23117590401</text:p>
          </table:table-cell>
          <table:table-cell office:value-type="string" calcext:value-type="string">
            <text:p>199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43296" calcext:value-type="float">
            <text:p>107.14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23117590401</text:p>
          </table:table-cell>
          <table:table-cell office:value-type="string" calcext:value-type="string">
            <text:p>199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143552" calcext:value-type="float">
            <text:p>106.14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23117590401</text:p>
          </table:table-cell>
          <table:table-cell office:value-type="string" calcext:value-type="string">
            <text:p>199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799128" calcext:value-type="float">
            <text:p>105.79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23117590401</text:p>
          </table:table-cell>
          <table:table-cell office:value-type="string" calcext:value-type="string">
            <text:p>199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59796" calcext:value-type="float">
            <text:p>105.59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23117590401</text:p>
          </table:table-cell>
          <table:table-cell office:value-type="string" calcext:value-type="string">
            <text:p>199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256328" calcext:value-type="float">
            <text:p>106.25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23117590401</text:p>
          </table:table-cell>
          <table:table-cell office:value-type="string" calcext:value-type="string">
            <text:p>199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668064" calcext:value-type="float">
            <text:p>105.66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23117590401</text:p>
          </table:table-cell>
          <table:table-cell office:value-type="string" calcext:value-type="string">
            <text:p>199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301792" calcext:value-type="float">
            <text:p>107.30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23117590401</text:p>
          </table:table-cell>
          <table:table-cell office:value-type="string" calcext:value-type="string">
            <text:p>199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28376" calcext:value-type="float">
            <text:p>106.2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23117590401</text:p>
          </table:table-cell>
          <table:table-cell office:value-type="string" calcext:value-type="string">
            <text:p>199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10088" calcext:value-type="float">
            <text:p>106.1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23117590401</text:p>
          </table:table-cell>
          <table:table-cell office:value-type="string" calcext:value-type="string">
            <text:p>199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414824" calcext:value-type="float">
            <text:p>106.41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23117590401</text:p>
          </table:table-cell>
          <table:table-cell office:value-type="string" calcext:value-type="string">
            <text:p>199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167936" calcext:value-type="float">
            <text:p>106.16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23117590401</text:p>
          </table:table-cell>
          <table:table-cell office:value-type="string" calcext:value-type="string">
            <text:p>199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26268" calcext:value-type="float">
            <text:p>105.26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23117590401</text:p>
          </table:table-cell>
          <table:table-cell office:value-type="string" calcext:value-type="string">
            <text:p>199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354632" calcext:value-type="float">
            <text:p>103.35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23117590401</text:p>
          </table:table-cell>
          <table:table-cell office:value-type="string" calcext:value-type="string">
            <text:p>199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021888" calcext:value-type="float">
            <text:p>105.02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23117590401</text:p>
          </table:table-cell>
          <table:table-cell office:value-type="string" calcext:value-type="string">
            <text:p>199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216704" calcext:value-type="float">
            <text:p>106.21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23117590401</text:p>
          </table:table-cell>
          <table:table-cell office:value-type="string" calcext:value-type="string">
            <text:p>199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070656" calcext:value-type="float">
            <text:p>105.07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23117590401</text:p>
          </table:table-cell>
          <table:table-cell office:value-type="string" calcext:value-type="string">
            <text:p>198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39984" calcext:value-type="float">
            <text:p>105.3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23117590401</text:p>
          </table:table-cell>
          <table:table-cell office:value-type="string" calcext:value-type="string">
            <text:p>198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7584" calcext:value-type="float">
            <text:p>103.8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23117590401</text:p>
          </table:table-cell>
          <table:table-cell office:value-type="string" calcext:value-type="string">
            <text:p>198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48992" calcext:value-type="float">
            <text:p>103.94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23117590401</text:p>
          </table:table-cell>
          <table:table-cell office:value-type="string" calcext:value-type="string">
            <text:p>198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5204" calcext:value-type="float">
            <text:p>103.95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23117590401</text:p>
          </table:table-cell>
          <table:table-cell office:value-type="string" calcext:value-type="string">
            <text:p>198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498144" calcext:value-type="float">
            <text:p>102.49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23117590401</text:p>
          </table:table-cell>
          <table:table-cell office:value-type="string" calcext:value-type="string">
            <text:p>198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397304" calcext:value-type="float">
            <text:p>103.39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23117590401</text:p>
          </table:table-cell>
          <table:table-cell office:value-type="string" calcext:value-type="string">
            <text:p>198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126288" calcext:value-type="float">
            <text:p>102.12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23117590401</text:p>
          </table:table-cell>
          <table:table-cell office:value-type="string" calcext:value-type="string">
            <text:p>198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891336" calcext:value-type="float">
            <text:p>102.89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23117590401</text:p>
          </table:table-cell>
          <table:table-cell office:value-type="string" calcext:value-type="string">
            <text:p>198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22984" calcext:value-type="float">
            <text:p>103.12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23117590401</text:p>
          </table:table-cell>
          <table:table-cell office:value-type="string" calcext:value-type="string">
            <text:p>198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27564" calcext:value-type="float">
            <text:p>102.27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23117590401</text:p>
          </table:table-cell>
          <table:table-cell office:value-type="string" calcext:value-type="string">
            <text:p>198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565712" calcext:value-type="float">
            <text:p>100.56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23117590401</text:p>
          </table:table-cell>
          <table:table-cell office:value-type="string" calcext:value-type="string">
            <text:p>198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184456" calcext:value-type="float">
            <text:p>101.18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23117590401</text:p>
          </table:table-cell>
          <table:table-cell office:value-type="string" calcext:value-type="string">
            <text:p>198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221032" calcext:value-type="float">
            <text:p>101.22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23117590401</text:p>
          </table:table-cell>
          <table:table-cell office:value-type="string" calcext:value-type="string">
            <text:p>198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413056" calcext:value-type="float">
            <text:p>101.41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23117590401</text:p>
          </table:table-cell>
          <table:table-cell office:value-type="string" calcext:value-type="string">
            <text:p>198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46792" calcext:value-type="float">
            <text:p>101.4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23117590401</text:p>
          </table:table-cell>
          <table:table-cell office:value-type="string" calcext:value-type="string">
            <text:p>198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236272" calcext:value-type="float">
            <text:p>101.23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23117590401</text:p>
          </table:table-cell>
          <table:table-cell office:value-type="string" calcext:value-type="string">
            <text:p>198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995224" calcext:value-type="float">
            <text:p>101.99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23117590401</text:p>
          </table:table-cell>
          <table:table-cell office:value-type="string" calcext:value-type="string">
            <text:p>198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510336" calcext:value-type="float">
            <text:p>102.51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23117590401</text:p>
          </table:table-cell>
          <table:table-cell office:value-type="string" calcext:value-type="string">
            <text:p>198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31196" calcext:value-type="float">
            <text:p>103.31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23117590401</text:p>
          </table:table-cell>
          <table:table-cell office:value-type="string" calcext:value-type="string">
            <text:p>197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61056" calcext:value-type="float">
            <text:p>104.46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23117590401</text:p>
          </table:table-cell>
          <table:table-cell office:value-type="string" calcext:value-type="string">
            <text:p>197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65664" calcext:value-type="float">
            <text:p>102.6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23117590401</text:p>
          </table:table-cell>
          <table:table-cell office:value-type="string" calcext:value-type="string">
            <text:p>197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704896" calcext:value-type="float">
            <text:p>104.70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23117590401</text:p>
          </table:table-cell>
          <table:table-cell office:value-type="string" calcext:value-type="string">
            <text:p>197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51948" calcext:value-type="float">
            <text:p>102.51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23117590401</text:p>
          </table:table-cell>
          <table:table-cell office:value-type="string" calcext:value-type="string">
            <text:p>197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19936" calcext:value-type="float">
            <text:p>103.11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23117590401</text:p>
          </table:table-cell>
          <table:table-cell office:value-type="string" calcext:value-type="string">
            <text:p>197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61312" calcext:value-type="float">
            <text:p>103.46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23117590401</text:p>
          </table:table-cell>
          <table:table-cell office:value-type="string" calcext:value-type="string">
            <text:p>197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303328" calcext:value-type="float">
            <text:p>101.30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23117590401</text:p>
          </table:table-cell>
          <table:table-cell office:value-type="string" calcext:value-type="string">
            <text:p>197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76688" calcext:value-type="float">
            <text:p>100.7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23117590401</text:p>
          </table:table-cell>
          <table:table-cell office:value-type="string" calcext:value-type="string">
            <text:p>197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964744" calcext:value-type="float">
            <text:p>101.96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23117590401</text:p>
          </table:table-cell>
          <table:table-cell office:value-type="string" calcext:value-type="string">
            <text:p>197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79736" calcext:value-type="float">
            <text:p>100.7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23117590401</text:p>
          </table:table-cell>
          <table:table-cell office:value-type="string" calcext:value-type="string">
            <text:p>197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495352" calcext:value-type="float">
            <text:p>101.49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23117590401</text:p>
          </table:table-cell>
          <table:table-cell office:value-type="string" calcext:value-type="string">
            <text:p>197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776024" calcext:value-type="float">
            <text:p>100.77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23117590401</text:p>
          </table:table-cell>
          <table:table-cell office:value-type="string" calcext:value-type="string">
            <text:p>197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419152" calcext:value-type="float">
            <text:p>101.41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23117590401</text:p>
          </table:table-cell>
          <table:table-cell office:value-type="string" calcext:value-type="string">
            <text:p>197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181664" calcext:value-type="float">
            <text:p>100.18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23117590401</text:p>
          </table:table-cell>
          <table:table-cell office:value-type="string" calcext:value-type="string">
            <text:p>197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91928" calcext:value-type="float">
            <text:p>100.9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23117590401</text:p>
          </table:table-cell>
          <table:table-cell office:value-type="string" calcext:value-type="string">
            <text:p>197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709224" calcext:value-type="float">
            <text:p>99.70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23117590401</text:p>
          </table:table-cell>
          <table:table-cell office:value-type="string" calcext:value-type="string">
            <text:p>197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053648" calcext:value-type="float">
            <text:p>100.05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23117590401</text:p>
          </table:table-cell>
          <table:table-cell office:value-type="string" calcext:value-type="string">
            <text:p>197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138992" calcext:value-type="float">
            <text:p>100.13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23117590401</text:p>
          </table:table-cell>
          <table:table-cell office:value-type="string" calcext:value-type="string">
            <text:p>197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254816" calcext:value-type="float">
            <text:p>100.25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23117590401</text:p>
          </table:table-cell>
          <table:table-cell office:value-type="string" calcext:value-type="string">
            <text:p>197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06" calcext:value-type="float">
            <text:p>99.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23117590401</text:p>
          </table:table-cell>
          <table:table-cell office:value-type="string" calcext:value-type="string">
            <text:p>196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39528" calcext:value-type="float">
            <text:p>99.3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23117590401</text:p>
          </table:table-cell>
          <table:table-cell office:value-type="string" calcext:value-type="string">
            <text:p>196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169728" calcext:value-type="float">
            <text:p>99.16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23117590401</text:p>
          </table:table-cell>
          <table:table-cell office:value-type="string" calcext:value-type="string">
            <text:p>196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255072" calcext:value-type="float">
            <text:p>99.25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23117590401</text:p>
          </table:table-cell>
          <table:table-cell office:value-type="string" calcext:value-type="string">
            <text:p>196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3648" calcext:value-type="float">
            <text:p>99.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23117590401</text:p>
          </table:table-cell>
          <table:table-cell office:value-type="string" calcext:value-type="string">
            <text:p>196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7552" calcext:value-type="float">
            <text:p>98.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23117590401</text:p>
          </table:table-cell>
          <table:table-cell office:value-type="string" calcext:value-type="string">
            <text:p>196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4504" calcext:value-type="float">
            <text:p>98.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23117590401</text:p>
          </table:table-cell>
          <table:table-cell office:value-type="string" calcext:value-type="string">
            <text:p>195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4168" calcext:value-type="float">
            <text:p>134.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23117590401</text:p>
          </table:table-cell>
          <table:table-cell office:value-type="string" calcext:value-type="string">
            <text:p>195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294928" calcext:value-type="float">
            <text:p>110.29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23117590401</text:p>
          </table:table-cell>
          <table:table-cell office:value-type="string" calcext:value-type="string">
            <text:p>195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91664" calcext:value-type="float">
            <text:p>103.99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23117590401</text:p>
          </table:table-cell>
          <table:table-cell office:value-type="string" calcext:value-type="string">
            <text:p>195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3208" calcext:value-type="float">
            <text:p>128.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0623117590401</text:p>
          </table:table-cell>
          <table:table-cell office:value-type="string" calcext:value-type="string">
            <text:p>195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19104" calcext:value-type="float">
            <text:p>111.1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6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702" meta:object-count="0"/>
    <meta:user-defined meta:name="AppVersion">3.0</meta:user-defined>
  </office:meta>
</office:document-meta>
</file>